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4.057cm"/>
    </style:style>
    <style:style style:name="co15" style:family="table-column">
      <style:table-column-properties fo:break-before="auto" style:column-width="3.304cm"/>
    </style:style>
    <style:style style:name="co16" style:family="table-column">
      <style:table-column-properties fo:break-before="auto" style:column-width="3.059cm"/>
    </style:style>
    <style:style style:name="co17" style:family="table-column">
      <style:table-column-properties fo:break-before="auto" style:column-width="2.776cm"/>
    </style:style>
    <style:style style:name="co18" style:family="table-column">
      <style:table-column-properties fo:break-before="auto" style:column-width="2.976cm"/>
    </style:style>
    <style:style style:name="co19" style:family="table-column">
      <style:table-column-properties fo:break-before="auto" style:column-width="2.531cm"/>
    </style:style>
    <style:style style:name="co20" style:family="table-column">
      <style:table-column-properties fo:break-before="auto" style:column-width="3.267cm"/>
    </style:style>
    <style:style style:name="co21" style:family="table-column">
      <style:table-column-properties fo:break-before="auto" style:column-width="2.614cm"/>
    </style:style>
    <style:style style:name="co22" style:family="table-column">
      <style:table-column-properties fo:break-before="auto" style:column-width="3.785cm"/>
    </style:style>
    <style:style style:name="co23" style:family="table-column">
      <style:table-column-properties fo:break-before="auto" style:column-width="1.143cm"/>
    </style:style>
    <style:style style:name="co24" style:family="table-column">
      <style:table-column-properties fo:break-before="auto" style:column-width="1.96cm"/>
    </style:style>
    <style:style style:name="co25" style:family="table-column">
      <style:table-column-properties fo:break-before="auto" style:column-width="1.887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T1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2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8" table:number-columns-repeated="1011" table:default-cell-style-name="ce4"/>
        <table:table-row table:style-name="ro1">
          <table:table-cell office:value-type="string" calcext:value-type="string">
            <text:p>Fusion Strike</text:p>
          </table:table-cell>
          <table:table-cell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9" office:value-type="float" office:value="5061" calcext:value-type="float">
            <text:p>5061</text:p>
          </table:table-cell>
          <table:table-cell table:number-columns-repeated="4"/>
          <table:table-cell table:formula="of:=1/(SUM([.B3];[.D3];[.F3];[.H3])/SUM([.C3];[.E3];[.G3];[.I3]))" office:value-type="float" office:value="5.46448087431694" calcext:value-type="float">
            <text:p>5.46448087431694</text:p>
          </table:table-cell>
          <table:table-cell table:formula="of:=(SUM([.B3];[.D3];[.F3];[.H3])/SUM([.C3];[.E3];[.G3];[.I3]))" office:value-type="float" office:value="0.183" calcext:value-type="float">
            <text:p>0.1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(4000/58)" office:value-type="float" office:value="68.9655172413793" calcext:value-type="float">
            <text:p>68.9655172413793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formula="of:=1/(SUM([.B4];[.D4];[.F4];[.H4])/SUM([.C4];[.E4];[.G4];[.I4]))" office:value-type="float" office:value="61.2955124264512" calcext:value-type="float">
            <text:p>61.2955124264512</text:p>
          </table:table-cell>
          <table:table-cell table:formula="of:=(SUM([.B4];[.D4];[.F4];[.H4])/SUM([.C4];[.E4];[.G4];[.I4]))" office:value-type="float" office:value="0.0163144080278292" calcext:value-type="float">
            <text:p>0.0163144080278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4000/64)" office:value-type="float" office:value="62.5" calcext:value-type="float">
            <text:p>62.5</text:p>
          </table:table-cell>
          <table:table-cell office:value-type="float" office:value="4000" calcext:value-type="float">
            <text:p>4000</text:p>
          </table:table-cell>
          <table:table-cell/>
          <table:table-cell table:style-name="ce9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formula="of:=1/(SUM([.B5];[.D5];[.F5];[.H5])/SUM([.C5];[.E5];[.G5];[.I5]))" office:value-type="float" office:value="69.7370517928287" calcext:value-type="float">
            <text:p>69.7370517928287</text:p>
          </table:table-cell>
          <table:table-cell table:formula="of:=(SUM([.B5];[.D5];[.F5];[.H5])/SUM([.C5];[.E5];[.G5];[.I5]))" office:value-type="float" office:value="0.0143395795246801" calcext:value-type="float">
            <text:p>0.0143395795246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4000/180)" office:value-type="float" office:value="22.2222222222222" calcext:value-type="float">
            <text:p>22.2222222222222</text:p>
          </table:table-cell>
          <table:table-cell office:value-type="float" office:value="4000" calcext:value-type="float">
            <text:p>4000</text:p>
          </table:table-cell>
          <table:table-cell office:value-type="float" office:value="48" calcext:value-type="float">
            <text:p>48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formula="of:=1/(SUM([.B6];[.D6];[.F6];[.H6])/SUM([.C6];[.E6];[.G6];[.I6]))" office:value-type="float" office:value="131.18354913001" calcext:value-type="float">
            <text:p>131.18354913001</text:p>
          </table:table-cell>
          <table:table-cell table:formula="of:=(SUM([.B6];[.D6];[.F6];[.H6])/SUM([.C6];[.E6];[.G6];[.I6]))" office:value-type="float" office:value="0.00762290703851098" calcext:value-type="float">
            <text:p>0.00762290703851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(4000/127)" office:value-type="float" office:value="31.496062992126" calcext:value-type="float">
            <text:p>31.496062992126</text:p>
          </table:table-cell>
          <table:table-cell office:value-type="float" office:value="4000" calcext:value-type="float">
            <text:p>400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7];[.D7];[.F7];[.H7])/SUM([.C7];[.E7];[.G7];[.I7]))" office:value-type="float" office:value="124.78697298487" calcext:value-type="float">
            <text:p>124.78697298487</text:p>
          </table:table-cell>
          <table:table-cell table:formula="of:=(SUM([.B7];[.D7];[.F7];[.H7])/SUM([.C7];[.E7];[.G7];[.I7]))" office:value-type="float" office:value="0.00801365700345379" calcext:value-type="float">
            <text:p>0.008013657003453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4000/332)" office:value-type="float" office:value="12.0481927710843" calcext:value-type="float">
            <text:p>12.0481927710843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formula="of:=1/(SUM([.B8];[.D8];[.F8];[.H8])/SUM([.C8];[.E8];[.G8];[.I8]))" office:value-type="float" office:value="270.606720327665" calcext:value-type="float">
            <text:p>270.606720327665</text:p>
          </table:table-cell>
          <table:table-cell table:formula="of:=(SUM([.B8];[.D8];[.F8];[.H8])/SUM([.C8];[.E8];[.G8];[.I8]))" office:value-type="float" office:value="0.00369539972543604" calcext:value-type="float">
            <text:p>0.00369539972543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</text:p>
          </table:table-cell>
          <table:table-cell table:formula="of:=(4000/120)" office:value-type="float" office:value="33.3333333333333" calcext:value-type="float">
            <text:p>33.3333333333333</text:p>
          </table:table-cell>
          <table:table-cell office:value-type="float" office:value="4000" calcext:value-type="float">
            <text:p>400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formula="of:=1/(SUM([.B9];[.D9];[.F9];[.H9])/SUM([.C9];[.E9];[.G9];[.I9]))" office:value-type="float" office:value="123.774037041413" calcext:value-type="float">
            <text:p>123.774037041413</text:p>
          </table:table-cell>
          <table:table-cell table:formula="of:=(SUM([.B9];[.D9];[.F9];[.H9])/SUM([.C9];[.E9];[.G9];[.I9]))" office:value-type="float" office:value="0.00807923877982111" calcext:value-type="float">
            <text:p>0.00807923877982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formula="of:=1/(SUM([.B10];[.D10];[.F10];[.H10])/SUM([.C10];[.E10];[.G10];[.I10]))" office:value-type="float" office:value="7.9372827177489" calcext:value-type="float">
            <text:p>7.9372827177489</text:p>
          </table:table-cell>
          <table:table-cell table:formula="of:=(SUM([.B10];[.D10];[.F10];[.H10])/SUM([.C10];[.E10];[.G10];[.I10]))" office:value-type="float" office:value="0.125987700773699" calcext:value-type="float">
            <text:p>0.125987700773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(4000/30)" office:value-type="float" office:value="133.333333333333" calcext:value-type="float">
            <text:p>133.333333333333</text:p>
          </table:table-cell>
          <table:table-cell office:value-type="float" office:value="4000" calcext:value-type="float">
            <text:p>400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9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formula="of:=1/(SUM([.B11];[.D11];[.F11];[.H11])/SUM([.C11];[.E11];[.G11];[.I11]))" office:value-type="float" office:value="28.796593220339" calcext:value-type="float">
            <text:p>28.796593220339</text:p>
          </table:table-cell>
          <table:table-cell table:formula="of:=(SUM([.B11];[.D11];[.F11];[.H11])/SUM([.C11];[.E11];[.G11];[.I11]))" office:value-type="float" office:value="0.0347263300331548" calcext:value-type="float">
            <text:p>0.03472633003315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 table:number-columns-repeated="2"/>
          <table:table-cell table:formula="of:=SUM([.K3:.K11])" office:value-type="float" office:value="0.401779220906585" calcext:value-type="float">
            <text:p>0.40177922090658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 odds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Group 1</text:p>
          </table:table-cell>
          <table:table-cell table:style-name="ce7" table:formula="of:=SUM([.B17:.B27])" office:value-type="float" office:value="1367.19754735916" calcext:value-type="float">
            <text:p>1367.19754735916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17:.D27])" office:value-type="float" office:value="882" calcext:value-type="float">
            <text:p>882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17:.F27])" office:value-type="float" office:value="198" calcext:value-type="float">
            <text:p>198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16];[.D16];[.F16])/SUM([.C16];[.E16];[.G16]))" office:value-type="float" office:value="3.74428292880894" calcext:value-type="float">
            <text:p>3.744282928808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7];[.D17];[.F17])/SUM([.C17];[.E17];[.G17]))" office:value-type="float" office:value="33.2394195888755" calcext:value-type="float">
            <text:p>33.23941958887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18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formula="of:=1/(SUM(;[.B18];[.D18];[.F18])/SUM([.C18];[.E18];[.G18]))" office:value-type="float" office:value="36.2869314772591" calcext:value-type="float">
            <text:p>36.28693147725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formula="of:=1/(SUM(;[.B19];[.D19];[.F19])/SUM([.C19];[.E19];[.G19]))" office:value-type="float" office:value="36.9641416405199" calcext:value-type="float">
            <text:p>36.96414164051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formula="of:=1/(SUM(;[.B20];[.D20];[.F20])/SUM([.C20];[.E20];[.G20]))" office:value-type="float" office:value="38.5682321665928" calcext:value-type="float">
            <text:p>38.56823216659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formula="of:=1/(SUM(;[.B21];[.D21];[.F21])/SUM([.C21];[.E21];[.G21]))" office:value-type="float" office:value="38.8956657730116" calcext:value-type="float">
            <text:p>38.89566577301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formula="of:=1/(SUM(;[.B22];[.D22];[.F22])/SUM([.C22];[.E22];[.G22]))" office:value-type="float" office:value="41.4615384615385" calcext:value-type="float">
            <text:p>41.4615384615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formula="of:=1/(SUM(;[.B23];[.D23];[.F23])/SUM([.C23];[.E23];[.G23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4];[.D24];[.F24])/SUM([.C24];[.E24];[.G24]))" office:value-type="float" office:value="45.4298340159517" calcext:value-type="float">
            <text:p>45.42983401595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formula="of:=1/(SUM(;[.B25];[.D25];[.F25])/SUM([.C25];[.E25];[.G25]))" office:value-type="float" office:value="47.6289537712895" calcext:value-type="float">
            <text:p>47.62895377128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formula="of:=1/(SUM(;[.B26];[.D26];[.F26])/SUM([.C26];[.E26];[.G26]))" office:value-type="float" office:value="47.4388689765034" calcext:value-type="float">
            <text:p>47.43886897650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formula="of:=1/(SUM(;[.B27];[.D27];[.F27])/SUM([.C27];[.E27];[.G27]))" office:value-type="float" office:value="48.7287822878229" calcext:value-type="float">
            <text:p>48.728782287822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Chomp</text:p>
          </table:table-cell>
          <table:table-cell table:style-name="ce7" table:formula="of:=(5000/64)" office:value-type="float" office:value="78.125" calcext:value-type="float">
            <text:p>78.125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55" calcext:value-type="float">
            <text:p>55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([.G29]/77.8)" office:value-type="float" office:value="10" calcext:value-type="float">
            <text:p>10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29];[.D29];[.F29])/SUM([.C29];[.E29];[.G29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8" office:value-type="float" office:value="3385" calcext:value-type="float">
            <text:p>3385</text:p>
          </table:table-cell>
          <table:table-cell table:formula="of:=([.G30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0];[.D30];[.F30])/SUM([.C30];[.E30];[.G30]))" office:value-type="float" office:value="64.0209606986899" calcext:value-type="float">
            <text:p>64.020960698689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7" office:value-type="string" calcext:value-type="string">
            <text:p>Group 2</text:p>
          </table:table-cell>
          <table:table-cell table:style-name="ce7" table:formula="of:=SUM([.B33:.B45])" office:value-type="float" office:value="587.890304706279" calcext:value-type="float">
            <text:p>587.890304706279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SUM([.D33:.D45])" office:value-type="float" office:value="414" calcext:value-type="float">
            <text:p>414</text:p>
          </table:table-cell>
          <table:table-cell table:style-name="ce10" office:value-type="float" office:value="3385" calcext:value-type="float">
            <text:p>3385</text:p>
          </table:table-cell>
          <table:table-cell table:style-name="ce7" table:formula="of:=SUM([.F33:.F45])" office:value-type="float" office:value="97" calcext:value-type="float">
            <text:p>97</text:p>
          </table:table-cell>
          <table:table-cell table:style-name="ce7" office:value-type="float" office:value="778" calcext:value-type="float">
            <text:p>778</text:p>
          </table:table-cell>
          <table:table-cell table:style-name="ce7" table:formula="of:=1/(SUM(;[.B32];[.D32];[.F32])/SUM([.C32];[.E32];[.G32]))" office:value-type="float" office:value="8.33841190586277" calcext:value-type="float">
            <text:p>8.338411905862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3];[.D33];[.F33])/SUM([.C33];[.E33];[.G33]))" office:value-type="float" office:value="80.3049438202247" calcext:value-type="float">
            <text:p>80.30494382022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4];[.D34];[.F34])/SUM([.C34];[.E34];[.G34]))" office:value-type="float" office:value="82.4459091860222" calcext:value-type="float">
            <text:p>82.44590918602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5];[.D35];[.F35])/SUM([.C35];[.E35];[.G35]))" office:value-type="float" office:value="86.4882273623068" calcext:value-type="float">
            <text:p>86.48822736230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6];[.D36];[.F36])/SUM([.C36];[.E36];[.G36]))" office:value-type="float" office:value="99.414329580348" calcext:value-type="float">
            <text:p>99.4143295803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37];[.D37];[.F37])/SUM([.C37];[.E37];[.G37]))" office:value-type="float" office:value="102.734017175573" calcext:value-type="float">
            <text:p>102.7340171755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formula="of:=1/(SUM(;[.B38];[.D38];[.F38])/SUM([.C38];[.E38];[.G38]))" office:value-type="float" office:value="101.594951639538" calcext:value-type="float">
            <text:p>101.5949516395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39];[.D39];[.F39])/SUM([.C39];[.E39];[.G39]))" office:value-type="float" office:value="122.145961689257" calcext:value-type="float">
            <text:p>122.1459616892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formula="of:=1/(SUM(;[.B40];[.D40];[.F40])/SUM([.C40];[.E40];[.G40]))" office:value-type="float" office:value="123.87249562342" calcext:value-type="float">
            <text:p>123.872495623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formula="of:=1/(SUM(;[.B41];[.D41];[.F41])/SUM([.C41];[.E41];[.G41]))" office:value-type="float" office:value="129.108667004562" calcext:value-type="float">
            <text:p>129.1086670045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2];[.D42];[.F42])/SUM([.C42];[.E42];[.G42]))" office:value-type="float" office:value="125.424502635606" calcext:value-type="float">
            <text:p>125.42450263560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3];[.D43];[.F43])/SUM([.C43];[.E43];[.G43]))" office:value-type="float" office:value="130.868578972636" calcext:value-type="float">
            <text:p>130.8685789726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formula="of:=1/(SUM(;[.B44];[.D44];[.F44])/SUM([.C44];[.E44];[.G44]))" office:value-type="float" office:value="136.633737185461" calcext:value-type="float">
            <text:p>136.6337371854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8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formula="of:=1/(SUM(;[.B45];[.D45];[.F45])/SUM([.C45];[.E45];[.G45]))" office:value-type="float" office:value="138.715843911613" calcext:value-type="float">
            <text:p>138.715843911613</text:p>
          </table:table-cell>
          <table:table-cell table:number-columns-repeated="6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table:number-columns-repeated="4"/>
          <table:table-cell table:style-name="ce8"/>
          <table:table-cell table:number-columns-repeated="9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 odds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49];[.D49])/SUM([.C49];[.E49]))" office:value-type="float" office:value="3.99680962212646" calcext:value-type="float">
            <text:p>3.996809622126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0];[.D50])/SUM([.C50];[.E50]))" office:value-type="float" office:value="13.0247962545518" calcext:value-type="float">
            <text:p>13.0247962545518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1];[.D51])/SUM([.C51];[.E51]))" office:value-type="float" office:value="24.379746835443" calcext:value-type="float">
            <text:p>24.379746835443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2];[.D52])/SUM([.C52];[.E52]))" office:value-type="float" office:value="8.8989443734279" calcext:value-type="float">
            <text:p>8.8989443734279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778" calcext:value-type="float">
            <text:p>778</text:p>
          </table:table-cell>
          <table:table-cell table:formula="of:=1/(SUM([.B53];[.D53])/SUM([.C53];[.E53]))" office:value-type="float" office:value="146.898305084746" calcext:value-type="float">
            <text:p>146.898305084746</text:p>
          </table:table-cell>
          <table:table-cell table:number-columns-repeated="8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10"/>
          <table:table-cell table:style-name="ce12"/>
          <table:table-cell table:number-columns-repeated="1009"/>
        </table:table-row>
        <table:table-row table:style-name="ro1">
          <table:table-cell table:number-columns-repeated="14"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1"/>
          <table:table-cell table:formula="of:=SUM([.M57:.M72])" office:value-type="float" office:value="364" calcext:value-type="float">
            <text:p>364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office:value-type="float" office:value="27" calcext:value-type="float">
            <text:p>2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Default" table:formula="of:=17+37+20+19+33" office:value-type="float" office:value="126" calcext:value-type="float">
            <text:p>126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8];[.D58];[.F58];[.H58])/SUM([.C58];[.E58];[.G58];[.I58]))" office:value-type="float" office:value="162.147084100675" calcext:value-type="float">
            <text:p>162.147084100675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style-name="Default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8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59];[.D59];[.F59];[.H59])/SUM([.C59];[.E59];[.G59];[.I59]))" office:value-type="float" office:value="50.0966106218308" calcext:value-type="float">
            <text:p>50.0966106218308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0];[.D60];[.F60];[.H60])/SUM([.C60];[.E60];[.G60];[.I60]))" office:value-type="float" office:value="94.4306450227604" calcext:value-type="float">
            <text:p>94.4306450227604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8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1];[.D61];[.F61];[.H61])/SUM([.C61];[.E61];[.G61];[.I61]))" office:value-type="float" office:value="97.5213766187688" calcext:value-type="float">
            <text:p>97.5213766187688</text:p>
          </table:table-cell>
          <table:table-cell table:number-columns-repeated="2"/>
          <table:table-cell table:style-name="ce12" office:value-type="float" office:value="37" calcext:value-type="float">
            <text:p>37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2];[.D62];[.F62];[.H62])/SUM([.C62];[.E62];[.G62];[.I62]))" office:value-type="float" office:value="289.377616777884" calcext:value-type="float">
            <text:p>289.377616777884</text:p>
          </table:table-cell>
          <table:table-cell table:number-columns-repeated="2"/>
          <table:table-cell table:style-name="ce12" office:value-type="float" office:value="29" calcext:value-type="float">
            <text:p>29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8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3];[.D63];[.F63];[.H63])/SUM([.C63];[.E63];[.G63];[.I63]))" office:value-type="float" office:value="106.199855988479" calcext:value-type="float">
            <text:p>106.199855988479</text:p>
          </table:table-cell>
          <table:table-cell table:number-columns-repeated="2"/>
          <table:table-cell table:style-name="ce12" office:value-type="float" office:value="32" calcext:value-type="float">
            <text:p>32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4];[.D64];[.F64];[.H64])/SUM([.C64];[.E64];[.G64];[.I64]))" office:value-type="float" office:value="17.9071633237822" calcext:value-type="float">
            <text:p>17.9071633237822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Default"/>
          <table:table-cell/>
          <table:table-cell table:style-name="ce8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65];[.D65];[.F65];[.H65])/SUM([.B58];[.E65];[.G65];[.I65]))" office:value-type="float" office:value="11.2536040609137" calcext:value-type="float">
            <text:p>11.2536040609137</text:p>
          </table:table-cell>
          <table:table-cell table:number-columns-repeated="2"/>
          <table:table-cell table:style-name="ce12" office:value-type="float" office:value="30" calcext:value-type="float">
            <text:p>30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7"/>
          <table:table-cell table:style-name="ce12" office:value-type="float" office:value="28" calcext:value-type="float">
            <text:p>28</text:p>
          </table:table-cell>
          <table:table-cell/>
          <table:table-cell table:style-name="ce12"/>
          <table:table-cell table:number-columns-repeated="1009"/>
        </table:table-row>
        <table:table-row table:style-name="ro1">
          <table:table-cell office:value-type="string" calcext:value-type="string">
            <text:p>Sources</text:p>
          </table:table-cell>
          <table:table-cell table:style-name="ce8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8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8"/>
          <table:table-cell office:value-type="string" calcext:value-type="string">
            <text:p>https://www.youtube.com/watch?v=L_og_NFVTCk</text:p>
          </table:table-cell>
          <table:table-cell table:number-columns-repeated="6"/>
          <table:table-cell table:style-name="ce12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/>
          <table:table-cell table:style-name="ce8"/>
          <table:table-cell/>
          <table:table-cell table:style-name="ce8" table:number-columns-repeated="2"/>
          <table:table-cell table:number-columns-repeated="7"/>
          <table:table-cell table:style-name="ce12" office:value-type="float" office:value="31" calcext:value-type="float">
            <text:p>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8"/>
          <table:table-cell table:number-columns-repeated="7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8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1];[.D71];[.F71];[.H71])/SUM([.C71];[.E71];[.G71];[.I71]))" office:value-type="float" office:value="78.0364741641337" calcext:value-type="float">
            <text:p>78.0364741641337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8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2];[.D72];[.F72];[.H72])/SUM([.C72];[.E72];[.G72];[.I72]))" office:value-type="float" office:value="56.3026315789474" calcext:value-type="float">
            <text:p>56.3026315789474</text:p>
          </table:table-cell>
          <table:table-cell table:number-columns-repeated="2"/>
          <table:table-cell table:style-name="ce12"/>
          <table:table-cell table:number-columns-repeated="1011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8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3];[.D73];[.F73];[.H73])/SUM([.C73];[.E73];[.G73];[.I73]))" office:value-type="float" office:value="132.340206185567" calcext:value-type="float">
            <text:p>132.3402061855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8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4];[.D74];[.F74];[.H74])/SUM([.C74];[.E74];[.G74];[.I74]))" office:value-type="float" office:value="95.7985074626866" calcext:value-type="float">
            <text:p>95.7985074626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8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5];[.D75];[.F75];[.H75])/SUM([.C75];[.E75];[.G75];[.I75]))" office:value-type="float" office:value="611.285714285714" calcext:value-type="float">
            <text:p>611.28571428571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8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6];[.D76];[.F76];[.H76])/SUM([.C76];[.E76];[.G76];[.I76]))" office:value-type="float" office:value="106.53112033195" calcext:value-type="float">
            <text:p>106.531120331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7];[.D77];[.F77];[.H77])/SUM([.C77];[.E77];[.G77];[.I77]))" office:value-type="float" office:value="24.2555910543131" calcext:value-type="float">
            <text:p>24.25559105431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8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78];[.D78];[.F78];[.H78])/SUM([.C78];[.E78];[.G78];[.I78]))" office:value-type="float" office:value="7.89189189189189" calcext:value-type="float">
            <text:p>7.891891891891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style-name="Default" table:number-columns-repeated="2"/>
          <table:table-cell/>
          <table:table-cell table:style-name="ce8"/>
          <table:table-cell table:number-columns-repeated="4"/>
          <table:table-cell table:formula="of:=1/(SUM([.B79];[.D79];[.F79];[.H79])/SUM([.C79];[.E79];[.G79];[.I79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4];[.D84];[.F84];[.H84])/SUM([.C84];[.E84];[.G84];[.I84]))" office:value-type="float" office:value="71.523178807947" calcext:value-type="float">
            <text:p>71.523178807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5];[.D85];[.F85];[.H85])/SUM([.C85];[.E85];[.G85];[.I85]))" office:value-type="float" office:value="54.9618320610687" calcext:value-type="float">
            <text:p>54.96183206106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6];[.D86];[.F86];[.H86])/SUM([.C86];[.E86];[.G86];[.I86]))" office:value-type="float" office:value="158.823529411765" calcext:value-type="float">
            <text:p>158.8235294117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7];[.D87];[.F87];[.H87])/SUM([.C87];[.E87];[.G87];[.I87]))" office:value-type="float" office:value="91.1392405063291" calcext:value-type="float">
            <text:p>91.13924050632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8];[.D88];[.F88];[.H88])/SUM([.C88];[.E88];[.G88];[.I88]))" office:value-type="float" office:value="696.774193548387" calcext:value-type="float">
            <text:p>696.7741935483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8" office:value-type="float" office:value="20195" calcext:value-type="float">
            <text:p>20195</text:p>
          </table:table-cell>
          <table:table-cell table:number-columns-repeated="4"/>
          <table:table-cell table:formula="of:=1/(SUM([.B89];[.D89];[.F89];[.H89])/SUM([.C89];[.E89];[.G89];[.I89]))" office:value-type="float" office:value="106.4039408867" calcext:value-type="float">
            <text:p>106.40394088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0];[.D90];[.F90];[.H90])/SUM([.C90];[.E90];[.G90];[.I90]))" office:value-type="float" office:value="23.0327868852459" calcext:value-type="float">
            <text:p>23.03278688524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8"/>
          <table:table-cell table:number-columns-repeated="4"/>
          <table:table-cell table:formula="of:=1/(SUM([.B91];[.D91];[.F91];[.H91])/SUM([.C91];[.E91];[.G91];[.I91]))" office:value-type="float" office:value="8.26470588235294" calcext:value-type="float">
            <text:p>8.26470588235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8"/>
          <table:table-cell table:number-columns-repeated="4"/>
          <table:table-cell table:formula="of:=1/(SUM([.B92];[.D92];[.F92];[.H92])/SUM([.C92];[.E92];[.G92];[.I92])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37" calcext:value-type="float">
            <text:p>23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58" calcext:value-type="float">
            <text:p>58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formula="of:=1/(SUM([.B97];[.D97];[.F97];[.H97])/SUM([.C97];[.E97];[.G97];[.I97]))" office:value-type="float" office:value="8.99363057324841" calcext:value-type="float">
            <text:p>8.99363057324841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9" calcext:value-type="float">
            <text:p>119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formula="of:=1/(SUM([.B98];[.D98];[.F98];[.H98])/SUM([.C98];[.E98];[.G98];[.I98]))" office:value-type="float" office:value="18.8896321070234" calcext:value-type="float">
            <text:p>18.889632107023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formula="of:=1/(SUM([.B99];[.D99];[.F99];[.H99])/SUM([.C99];[.E99];[.G99];[.I99]))" office:value-type="float" office:value="83.0588235294118" calcext:value-type="float">
            <text:p>83.0588235294118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3" calcext:value-type="float">
            <text:p>2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7" calcext:value-type="float">
            <text:p>77</text:p>
          </table:table-cell>
          <table:table-cell office:value-type="float" office:value="1872" calcext:value-type="float">
            <text:p>1872</text:p>
          </table:table-cell>
          <table:table-cell table:formula="of:=1/(SUM([.B100];[.D100];[.F100];[.H100])/SUM([.C100];[.E100];[.G100];[.I100]))" office:value-type="float" office:value="30.0425531914894" calcext:value-type="float">
            <text:p>30.042553191489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33" calcext:value-type="float">
            <text:p>33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1];[.D101];[.F101];[.H101])/SUM([.C101];[.E101];[.G101];[.I101]))" office:value-type="float" office:value="17.219512195122" calcext:value-type="float">
            <text:p>17.219512195122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formula="of:=1/(SUM([.B102];[.D102];[.F102];[.H102])/SUM([.C102];[.E102];[.G102];[.I102]))" office:value-type="float" office:value="4.38169123351435" calcext:value-type="float">
            <text:p>4.38169123351435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formula="of:=1/(SUM([.B103];[.D103];[.F103];[.H103])/SUM([.C103];[.E103];[.G103];[.I103]))" office:value-type="float" office:value="16.0231481481482" calcext:value-type="float">
            <text:p>16.0231481481482</text:p>
          </table:table-cell>
          <table:table-cell table:formula="of:=1/(SUM([.F103];[.H103])/SUM([.G103];[.I103]))-(SUM([.B106];[.D106])/SUM([.C106];[.E106]))" office:value-type="float" office:value="17.3232747281167" calcext:value-type="float">
            <text:p>17.3232747281167</text:p>
          </table:table-cell>
          <table:table-cell table:style-name="Default" office:value-type="string" calcext:value-type="string">
            <text:p>account for alcremie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Default"/>
          <table:table-cell office:value-type="float" office:value="21" calcext:value-type="float">
            <text:p>21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formula="of:=1/(SUM([.B104];[.D104];[.F104];[.H104])/SUM([.C104];[.E104];[.G104];[.I104]))" office:value-type="float" office:value="28.603305785124" calcext:value-type="float">
            <text:p>28.603305785124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Default" table:formula="of:=[.E105]/109.35" office:value-type="float" office:value="20" calcext:value-type="float">
            <text:p>20</text:p>
          </table:table-cell>
          <table:table-cell table:style-name="Default" office:value-type="float" office:value="2187" calcext:value-type="float">
            <text:p>2187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502" calcext:value-type="float">
            <text:p>502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formula="of:=1/(SUM([.B105];[.D105];[.F105];[.H105])/SUM([.C105];[.E105];[.G105];[.I105]))" office:value-type="float" office:value="110.745098039216" calcext:value-type="float">
            <text:p>110.745098039216</text:p>
          </table:table-cell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187" calcext:value-type="float">
            <text:p>2187</text:p>
          </table:table-cell>
          <table:table-cell table:number-columns-repeated="4"/>
          <table:table-cell table:formula="of:=1/(SUM([.B106];[.D106];[.F106];[.H106])/SUM([.C106];[.E106];[.G106];[.I106]))" office:value-type="float" office:value="192.588235294118" calcext:value-type="float">
            <text:p>192.588235294118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 table:style-name="Default" table:number-columns-repeated="2"/>
          <table:table-cell office:value-type="string" calcext:value-type="string">
            <text:p>https://www.reddit.com/r/PokeInvesting/comments/ln5009/compiling_shining_fates_pull_data_and_results/</text:p>
          </table:table-cell>
          <table:table-cell/>
          <table:table-cell table:style-name="Default"/>
          <table:table-cell office:value-type="string" calcext:value-type="string">
            <text:p>https://www.reddit.com/r/PokemonTCG/comments/lpp7qt/shining_fates_pull_rate_statistics_community/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Default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Default" table:number-columns-repeated="2"/>
          <table:table-cell/>
          <table:table-cell table:style-name="ce9"/>
          <table:table-cell table:number-columns-repeated="2"/>
          <table:table-cell table:formula="of:=1/(SUM([.B111];[.D111];[.F111];[.H111])/SUM([.C111];[.E111];[.G111];[.I111]))" office:value-type="float" office:value="5.9672131147541" calcext:value-type="float">
            <text:p>5.9672131147541</text:p>
          </table:table-cell>
          <table:table-cell table:formula="of:=(SUM([.B111];[.D111];[.F111];[.H111])/SUM([.C111];[.E111];[.G111];[.I111]))" office:value-type="float" office:value="0.167582417582418" calcext:value-type="float">
            <text:p>0.1675824175824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2];[.D112];[.F112];[.H112])/SUM([.C112];[.E112];[.G112];[.I112]))" office:value-type="float" office:value="7.51219512195122" calcext:value-type="float">
            <text:p>7.51219512195122</text:p>
          </table:table-cell>
          <table:table-cell table:formula="of:=(SUM([.B112];[.D112];[.F112];[.H112])/SUM([.C112];[.E112];[.G112];[.I112]))" office:value-type="float" office:value="0.133116883116883" calcext:value-type="float">
            <text:p>0.1331168831168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3];[.D113];[.F113];[.H113])/SUM([.C113];[.E113];[.G113];[.I113]))" office:value-type="float" office:value="22.4" calcext:value-type="float">
            <text:p>22.4</text:p>
          </table:table-cell>
          <table:table-cell table:formula="of:=(SUM([.B113];[.D113];[.F113];[.H113])/SUM([.C113];[.E113];[.G113];[.I113]))" office:value-type="float" office:value="0.0446428571428571" calcext:value-type="float">
            <text:p>0.0446428571428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4];[.D114];[.F114];[.H114])/SUM([.C114];[.E114];[.G114];[.I114]))" office:value-type="float" office:value="35.8834951456311" calcext:value-type="float">
            <text:p>35.8834951456311</text:p>
          </table:table-cell>
          <table:table-cell table:formula="of:=(SUM([.B114];[.D114];[.F114];[.H114])/SUM([.C114];[.E114];[.G114];[.I114]))" office:value-type="float" office:value="0.0278679653679654" calcext:value-type="float">
            <text:p>0.02786796536796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5];[.D115];[.F115];[.H115])/SUM([.C115];[.E115];[.G115];[.I115]))" office:value-type="float" office:value="82.1333333333333" calcext:value-type="float">
            <text:p>82.1333333333333</text:p>
          </table:table-cell>
          <table:table-cell table:formula="of:=(SUM([.B115];[.D115];[.F115];[.H115])/SUM([.C115];[.E115];[.G115];[.I115]))" office:value-type="float" office:value="0.0121753246753247" calcext:value-type="float">
            <text:p>0.012175324675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6];[.D116];[.F116];[.H116])/SUM([.C116];[.E116];[.G116];[.I116]))" office:value-type="float" office:value="71.0769230769231" calcext:value-type="float">
            <text:p>71.0769230769231</text:p>
          </table:table-cell>
          <table:table-cell table:formula="of:=(SUM([.B116];[.D116];[.F116];[.H116])/SUM([.C116];[.E116];[.G116];[.I116]))" office:value-type="float" office:value="0.0140692640692641" calcext:value-type="float">
            <text:p>0.01406926406926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12" calcext:value-type="float">
            <text:p>1512</text:p>
          </table:table-cell>
          <table:table-cell table:number-columns-repeated="4"/>
          <table:table-cell table:formula="of:=1/(SUM([.B117];[.D117];[.F117];[.H117])/SUM([.C117];[.E117];[.G117];[.I117]))" office:value-type="float" office:value="97.2631578947368" calcext:value-type="float">
            <text:p>97.2631578947368</text:p>
          </table:table-cell>
          <table:table-cell table:formula="of:=(SUM([.B117];[.D117];[.F117];[.H117])/SUM([.C117];[.E117];[.G117];[.I117]))" office:value-type="float" office:value="0.0102813852813853" calcext:value-type="float">
            <text:p>0.01028138528138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azing</text:p>
          </table:table-cell>
          <table:table-cell table:style-name="Default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table:number-columns-repeated="4"/>
          <table:table-cell table:formula="of:=1/(SUM([.B118];[.D118];[.F118];[.H118])/SUM([.C118];[.E118];[.G118];[.I118]))" office:value-type="float" office:value="17.9417475728155" calcext:value-type="float">
            <text:p>17.9417475728155</text:p>
          </table:table-cell>
          <table:table-cell table:formula="of:=(SUM([.B118];[.D118];[.F118];[.H118])/SUM([.C118];[.E118];[.G118];[.I118]))" office:value-type="float" office:value="0.0557359307359307" calcext:value-type="float">
            <text:p>0.0557359307359307</text:p>
          </table:table-cell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<text:span text:style-name="T3">source: </text:span><text:span text:style-name="T3"><text:a xlink:href="https://cardzard.com/blogs/news/vivid-voltage-pull-rate-data" xlink:type="simple">https://cardzard.com/blogs/news/vivid-voltage-pull-rate-data</text:a></text:span></text:p>
          </table:table-cell>
          <table:table-cell table:style-name="Default" table:number-columns-repeated="2"/>
          <table:table-cell table:style-name="Default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Default" table:number-columns-repeated="5"/>
          <table:table-cell table:formula="of:=SUM([.K111:.K117])" office:value-type="float" office:value="0.409736097236097" calcext:value-type="float">
            <text:p>0.409736097236097</text:p>
          </table:table-cell>
          <table:table-cell table:number-columns-repeated="1013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[.E123]*0.1573" office:value-type="float" office:value="502.1016" calcext:value-type="float">
            <text:p>502.10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3];[.D123];[.F123];[.H123])/SUM([.C123];[.E123];[.G123];[.I123]))" office:value-type="float" office:value="6.35727908455181" calcext:value-type="float">
            <text:p>6.357279084551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124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4];[.D124];[.F124];[.H124])/SUM([.C124];[.E124];[.G124];[.I124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table:formula="of:=[.E125]*0.0376" office:value-type="float" office:value="120.0192" calcext:value-type="float">
            <text:p>120.019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5];[.D125];[.F125];[.H125])/SUM([.C125];[.E125];[.G125];[.I125]))" office:value-type="float" office:value="26.5957446808511" calcext:value-type="float">
            <text:p>26.59574468085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table:formula="of:=[.E126]*0.0163" office:value-type="float" office:value="52.0296" calcext:value-type="float">
            <text:p>52.02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6];[.D126];[.F126];[.H126])/SUM([.C126];[.E126];[.G126];[.I126]))" office:value-type="float" office:value="61.3496932515338" calcext:value-type="float">
            <text:p>61.34969325153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table:formula="of:=[.E127]*0.0157" office:value-type="float" office:value="50.1144" calcext:value-type="float">
            <text:p>50.114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7];[.D127];[.F127];[.H127])/SUM([.C127];[.E127];[.G127];[.I127]))" office:value-type="float" office:value="62.7273512299904" calcext:value-type="float">
            <text:p>62.72735122999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128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table:formula="of:=[.E128]*0.0044" office:value-type="float" office:value="14.0448" calcext:value-type="float">
            <text:p>14.044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8];[.D128];[.F128];[.H128])/SUM([.C128];[.E128];[.G128];[.I128]))" office:value-type="float" office:value="239.918420512122" calcext:value-type="float">
            <text:p>239.918420512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129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table:formula="of:=[.E129]*0.0088" office:value-type="float" office:value="28.0896" calcext:value-type="float">
            <text:p>28.089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129];[.D129];[.F129];[.H129])/SUM([.C129];[.E129];[.G129];[.I129]))" office:value-type="float" office:value="112.197881441423" calcext:value-type="float">
            <text:p>112.197881441423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reverse energy</text:p>
          </table:table-cell>
          <table:table-cell table:formula="of:=[.C130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Default" table:number-columns-repeated="4"/>
          <table:table-cell table:formula="of:=1/(SUM([.B130];[.D130];[.F130];[.H130])/SUM([.C130];[.E130];[.G130];[.I130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Default" office:value-type="float" office:value="377" calcext:value-type="float">
            <text:p>37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/>
          <table:table-cell table:style-name="ce9"/>
          <table:table-cell table:number-columns-repeated="2"/>
          <table:table-cell table:formula="of:=1/(SUM([.B139];[.D139];[.F139];[.H139])/SUM([.C139];[.E139];[.G139];[.I139]))" office:value-type="float" office:value="5.72944297082228" calcext:value-type="float">
            <text:p>5.72944297082228</text:p>
          </table:table-cell>
          <table:table-cell table:formula="of:=(SUM([.B139];[.D139];[.F139];[.H139])/SUM([.C139];[.E139];[.G139];[.I139]))" office:value-type="float" office:value="0.174537037037037" calcext:value-type="float">
            <text:p>0.17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140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0];[.D140];[.F140];[.H140])/SUM([.C140];[.E140];[.G140];[.I140]))" office:value-type="float" office:value="7.04020842667729" calcext:value-type="float">
            <text:p>7.04020842667729</text:p>
          </table:table-cell>
          <table:table-cell table:formula="of:=(SUM([.B140];[.D140];[.F140];[.H140])/SUM([.C140];[.E140];[.G140];[.I140]))" office:value-type="float" office:value="0.142041249263406" calcext:value-type="float">
            <text:p>0.14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141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1];[.D141];[.F141];[.H141])/SUM([.C141];[.E141];[.G141];[.I141]))" office:value-type="float" office:value="44.7120198134584" calcext:value-type="float">
            <text:p>44.7120198134584</text:p>
          </table:table-cell>
          <table:table-cell table:formula="of:=(SUM([.B141];[.D141];[.F141];[.H141])/SUM([.C141];[.E141];[.G141];[.I141]))" office:value-type="float" office:value="0.0223653506187389" calcext:value-type="float">
            <text:p>0.02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42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2];[.D142];[.F142];[.H142])/SUM([.C142];[.E142];[.G142];[.I142]))" office:value-type="float" office:value="35.0080970407121" calcext:value-type="float">
            <text:p>35.0080970407121</text:p>
          </table:table-cell>
          <table:table-cell table:formula="of:=(SUM([.B142];[.D142];[.F142];[.H142])/SUM([.C142];[.E142];[.G142];[.I142]))" office:value-type="float" office:value="0.0285648202710666" calcext:value-type="float">
            <text:p>0.02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43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3];[.D143];[.F143];[.H143])/SUM([.C143];[.E143];[.G143];[.I143]))" office:value-type="float" office:value="109.150785023766" calcext:value-type="float">
            <text:p>109.150785023766</text:p>
          </table:table-cell>
          <table:table-cell table:formula="of:=(SUM([.B143];[.D143];[.F143];[.H143])/SUM([.C143];[.E143];[.G143];[.I143]))" office:value-type="float" office:value="0.00916163818503241" calcext:value-type="float">
            <text:p>0.00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44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4];[.D144];[.F144];[.H144])/SUM([.C144];[.E144];[.G144];[.I144]))" office:value-type="float" office:value="81.8576920665088" calcext:value-type="float">
            <text:p>81.8576920665088</text:p>
          </table:table-cell>
          <table:table-cell table:formula="of:=(SUM([.B144];[.D144];[.F144];[.H144])/SUM([.C144];[.E144];[.G144];[.I144]))" office:value-type="float" office:value="0.0122163229228049" calcext:value-type="float">
            <text:p>0.0122163229228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145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Default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145];[.D145];[.F145];[.H145])/SUM([.C145];[.E145];[.G145];[.I145]))" office:value-type="float" office:value="107.55005165191" calcext:value-type="float">
            <text:p>107.55005165191</text:p>
          </table:table-cell>
          <table:table-cell table:formula="of:=(SUM([.B145];[.D145];[.F145];[.H145])/SUM([.C145];[.E145];[.G145];[.I145]))" office:value-type="float" office:value="0.00929799646434885" calcext:value-type="float">
            <text:p>0.00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Default"/>
          <table:table-cell table:number-columns-repeated="5"/>
          <table:table-cell table:formula="of:=SUM([.K139:.K145])" office:value-type="float" office:value="0.398184414762435" calcext:value-type="float">
            <text:p>0.39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2];[.D152];[.F152];[.H152])/SUM([.C152];[.E152];[.G152];[.I152]))" office:value-type="float" office:value="56.0454545454545" calcext:value-type="float">
            <text:p>56.0454545454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3];[.D153];[.F153];[.H153])/SUM([.C153];[.E153];[.G153];[.I153]))" office:value-type="float" office:value="62.9756097560976" calcext:value-type="float">
            <text:p>62.9756097560976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4];[.D154];[.F154];[.H154])/SUM([.C154];[.E154];[.G154];[.I154]))" office:value-type="float" office:value="78.2424242424243" calcext:value-type="float">
            <text:p>78.2424242424243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5];[.D155];[.F155];[.H155])/SUM([.C155];[.E155];[.G155];[.I155]))" office:value-type="float" office:value="47.7142857142857" calcext:value-type="float">
            <text:p>47.7142857142857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Default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6];[.D156];[.F156];[.H156])/SUM([.C156];[.E156];[.G156];[.I156]))" office:value-type="float" office:value="76.1818181818182" calcext:value-type="float">
            <text:p>76.1818181818182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7];[.D157];[.F157];[.H157])/SUM([.C157];[.E157];[.G157];[.I157]))" office:value-type="float" office:value="6.60358056265985" calcext:value-type="float">
            <text:p>6.6035805626598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8];[.D158];[.F158];[.H158])/SUM([.C158];[.E158];[.G158];[.I158]))" office:value-type="float" office:value="4.52892561983471" calcext:value-type="float">
            <text:p>4.5289256198347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159];[.D159];[.F159];[.H159])/SUM([.C159];[.E159];[.G159];[.I159]))" office:value-type="float" office:value="9.15027829313544" calcext:value-type="float">
            <text:p>9.150278293135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160];[.D160];[.F160];[.H160])/SUM([.C160];[.E160];[.G160];[.I160]))" office:value-type="float" office:value="30.3636363636364" calcext:value-type="float">
            <text:p>30.363636363636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Default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4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<text:span text:style-name="T1">Hidden fates: 1 source for most pulls </text:span><text:span text:style-name="T1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Source for reverse holo energies: <text:a xlink:href="https://www.youtube.com/watch?v=gb7YC8EbBGk" xlink:type="simple">https://www.youtube.com/watch?v=gb7YC8EbBGk</text:a> , 132/500 = 1/3.78</text:p>
          </table:table-cell>
          <table:table-cell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old</text:p>
          </table:table-cell>
          <table:table-cell table:formula="of:=[.C168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8];[.D168];[.F168];[.H168])/SUM([.C168];[.E168];[.G168];[.I168]))" office:value-type="float" office:value="111.111111111111" calcext:value-type="float">
            <text:p>111.11111111111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169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69];[.D169];[.F169];[.H169])/SUM([.C169];[.E169];[.G169];[.I169]))" office:value-type="float" office:value="69.4444444444444" calcext:value-type="float">
            <text:p>69.4444444444444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170]*0.0319" office:value-type="float" office:value="117.1368" calcext:value-type="float">
            <text:p>117.13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70];[.D170];[.F170];[.H170])/SUM([.C170];[.E170];[.G170];[.I170]))" office:value-type="float" office:value="31.3479623824451" calcext:value-type="float">
            <text:p>31.3479623824451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171]*0.0117" office:value-type="float" office:value="42.9624" calcext:value-type="float">
            <text:p>42.9624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171];[.D171];[.F171];[.H171])/SUM([.C171];[.E171];[.G171];[.I171]))" office:value-type="float" office:value="85.4700854700855" calcext:value-type="float">
            <text:p>85.470085470085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GX</text:p>
          </table:table-cell>
          <table:table-cell table:formula="of:=[.C172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172];[.D172];[.F172];[.H172])/SUM([.C172];[.E172];[.G172];[.I172]))" office:value-type="float" office:value="8.28006904735545" calcext:value-type="float">
            <text:p>8.28006904735545</text:p>
          </table:table-cell>
          <table:table-cell table:number-columns-repeated="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style-name="Default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Default" table:number-columns-repeated="4"/>
          <table:table-cell table:number-columns-repeated="3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/>
          <table:table-cell table:style-name="Default" table:number-columns-repeated="3"/>
          <table:table-cell table:number-columns-repeated="8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table:number-columns-repeated="12"/>
          <table:table-cell table:style-name="ce12" table:number-columns-repeated="3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1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1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1"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gold</text:p>
          </table:table-cell>
          <table:table-cell table:formula="of:=[.C201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1];[.D201];[.F201];[.H201])/SUM([.C201];[.E201];[.G201];[.I201]))" office:value-type="float" office:value="121.145045018097" calcext:value-type="float">
            <text:p>121.145045018097</text:p>
          </table:table-cell>
          <table:table-cell table:formula="of:=(SUM([.B201];[.D201];[.F201];[.H201])/SUM([.C201];[.E201];[.G201];[.I201]))" office:value-type="float" office:value="0.00825456790123457" calcext:value-type="float">
            <text:p>0.00825456790123457</text:p>
          </table:table-cell>
          <table:table-cell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02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2];[.D202];[.F202];[.H202])/SUM([.C202];[.E202];[.G202];[.I202]))" office:value-type="float" office:value="35.5319260935937" calcext:value-type="float">
            <text:p>35.5319260935937</text:p>
          </table:table-cell>
          <table:table-cell table:formula="of:=(SUM([.B202];[.D202];[.F202];[.H202])/SUM([.C202];[.E202];[.G202];[.I202]))" office:value-type="float" office:value="0.0281437037037037" calcext:value-type="float">
            <text:p>0.0281437037037037</text:p>
          </table:table-cell>
          <table:table-cell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03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3];[.D203];[.F203];[.H203])/SUM([.C203];[.E203];[.G203];[.I203]))" office:value-type="float" office:value="72.1410758817243" calcext:value-type="float">
            <text:p>72.1410758817243</text:p>
          </table:table-cell>
          <table:table-cell table:formula="of:=(SUM([.B203];[.D203];[.F203];[.H203])/SUM([.C203];[.E203];[.G203];[.I203]))" office:value-type="float" office:value="0.0138617283950617" calcext:value-type="float">
            <text:p>0.0138617283950617</text:p>
          </table:table-cell>
          <table:table-cell/>
          <table:table-cell table:style-name="Default"/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GX</text:p>
          </table:table-cell>
          <table:table-cell table:formula="of:=[.C204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4];[.D204];[.F204];[.H204])/SUM([.C204];[.E204];[.G204];[.I204]))" office:value-type="float" office:value="8.97278255956931" calcext:value-type="float">
            <text:p>8.97278255956931</text:p>
          </table:table-cell>
          <table:table-cell table:formula="of:=(SUM([.B204];[.D204];[.F204];[.H204])/SUM([.C204];[.E204];[.G204];[.I204]))" office:value-type="float" office:value="0.111448148148148" calcext:value-type="float">
            <text:p>0.111448148148148</text:p>
          </table:table-cell>
          <table:table-cell/>
          <table:table-cell table:style-name="Default" table:number-columns-repeated="2"/>
          <table:table-cell table:style-name="ce12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05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5];[.D205];[.F205];[.H205])/SUM([.C205];[.E205];[.G205];[.I205]))" office:value-type="float" office:value="69.1161663566394" calcext:value-type="float">
            <text:p>69.1161663566394</text:p>
          </table:table-cell>
          <table:table-cell table:formula="of:=(SUM([.B205];[.D205];[.F205];[.H205])/SUM([.C205];[.E205];[.G205];[.I205]))" office:value-type="float" office:value="0.0144683950617284" calcext:value-type="float">
            <text:p>0.0144683950617284</text:p>
          </table:table-cell>
          <table:table-cell/>
          <table:table-cell table:style-name="ce12" table:formula="of:=SUM([.M208:.M266])" office:value-type="float" office:value="22" calcext:value-type="float">
            <text:p>22</text:p>
          </table:table-cell>
          <table:table-cell table:style-name="ce12" table:formula="of:=1/([.M205]/56)" office:value-type="float" office:value="2.54545454545455" calcext:value-type="float">
            <text:p>2.54545454545455</text:p>
          </table:table-cell>
          <table:table-cell table:style-name="ce12"/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06];[.D206];[.F206];[.H206])/SUM([.C206];[.E206];[.G206];[.I206]))" office:value-type="float" office:value="6.27906976744186" calcext:value-type="float">
            <text:p>6.27906976744186</text:p>
          </table:table-cell>
          <table:table-cell table:formula="of:=(SUM([.B206];[.D206];[.F206];[.H206])/SUM([.C206];[.E206];[.G206];[.I206]))" office:value-type="float" office:value="0.159259259259259" calcext:value-type="float">
            <text:p>0.159259259259259</text:p>
          </table:table-cell>
          <table:table-cell/>
          <table:table-cell table:style-name="Default" office:value-type="string" calcext:value-type="string">
            <text:p>black and white energy data</text:p>
          </table:table-cell>
          <table:table-cell table:style-name="ce12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201:.K206])" office:value-type="float" office:value="0.335435802469136" calcext:value-type="float">
            <text:p>0.335435802469136</text:p>
          </table:table-cell>
          <table:table-cell/>
          <table:table-cell table:style-name="Default" office:value-type="string" calcext:value-type="string">
            <text:p>energy</text:p>
          </table:table-cell>
          <table:table-cell table:style-name="Default" office:value-type="string" calcext:value-type="string">
            <text:p>reverse</text:p>
          </table:table-cell>
          <table:table-cell table:style-name="Default" office:value-type="string" calcext:value-type="string">
            <text:p>rare</text:p>
          </table:table-cell>
          <table:table-cell table:style-name="ce14"/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lolamola</text:p>
          </table:table-cell>
          <table:table-cell table:style-name="ce12" office:value-type="string" calcext:value-type="string">
            <text:p>scrafty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1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watchog</text:p>
          </table:table-cell>
          <table:table-cell table:style-name="ce12" office:value-type="string" calcext:value-type="string">
            <text:p>cinccino</text:p>
          </table:table-cell>
          <table:table-cell table:style-name="ce14"/>
          <table:table-cell table:number-columns-repeated="1008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4"/>
          <table:table-cell office:value-type="string" calcext:value-type="string">
            <text:p>https://www.youtube.com/watch?v=TwzM1fN97e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9"/>
        </table:table-row>
        <table:table-row table:style-name="ro1">
          <table:table-cell table:style-name="Default" table:number-columns-repeated="10"/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17:.K220])" office:value-type="float" office:value="0.334919507279396" calcext:value-type="float">
            <text:p>0.33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17];[.D217];[.F217];[.H217])/SUM([.C217];[.E217];[.G217];[.I217]))" office:value-type="float" office:value="14.4597701149425" calcext:value-type="float">
            <text:p>14.4597701149425</text:p>
          </table:table-cell>
          <table:table-cell table:formula="of:=(SUM([.B217];[.D217];[.F217];[.H217])/SUM([.C217];[.E217];[.G217];[.I217]))" office:value-type="float" office:value="0.0691573926868044" calcext:value-type="float">
            <text:p>0.0691573926868044</text:p>
          </table:table-cell>
          <table:table-cell office:value-type="string" calcext:value-type="string">
            <text:p>pull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218];[.D218];[.F218];[.H218])/SUM([.C218];[.E218];[.G218];[.I218]))" office:value-type="float" office:value="4.95609756097561" calcext:value-type="float">
            <text:p>4.95609756097561</text:p>
          </table:table-cell>
          <table:table-cell table:formula="of:=(SUM([.B218];[.D218];[.F218];[.H218])/SUM([.C218];[.E218];[.G218];[.I218]))" office:value-type="float" office:value="0.201771653543307" calcext:value-type="float">
            <text:p>0.201771653543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19];[.D219];[.F219];[.H219])/SUM([.C219];[.E219];[.G219];[.I219]))" office:value-type="float" office:value="132.421052631579" calcext:value-type="float">
            <text:p>132.421052631579</text:p>
          </table:table-cell>
          <table:table-cell table:formula="of:=(SUM([.B219];[.D219];[.F219];[.H219])/SUM([.C219];[.E219];[.G219];[.I219]))" office:value-type="float" office:value="0.0075516693163752" calcext:value-type="float">
            <text:p>0.0075516693163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20];[.D220];[.F220];[.H220])/SUM([.C220];[.E220];[.G220];[.I220]))" office:value-type="float" office:value="17.7183098591549" calcext:value-type="float">
            <text:p>17.7183098591549</text:p>
          </table:table-cell>
          <table:table-cell table:formula="of:=(SUM([.B220];[.D220];[.F220];[.H220])/SUM([.C220];[.E220];[.G220];[.I220]))" office:value-type="float" office:value="0.0564387917329094" calcext:value-type="float">
            <text:p>0.05643879173290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221];[.D221];[.F221];[.H221])/SUM([.C221];[.E221];[.G221];[.I221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221];[.D221];[.F221];[.H221])/(SUM([.C221];[.E221];[.G221];[.I221])*(1-[.K216])))" office:value-type="float" office:value="10.0200150879344" calcext:value-type="float">
            <text:p>10.0200150879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26:.K229])" office:value-type="float" office:value="0.336111111111111" calcext:value-type="float">
            <text:p>0.336111111111111</text:p>
          </table:table-cell>
          <table:table-cell office:value-type="string" calcext:value-type="string">
            <text:p>hit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26];[.D226];[.F226];[.H226])/SUM([.C226];[.E226];[.G226];[.I226]))" office:value-type="float" office:value="7.65957446808511" calcext:value-type="float">
            <text:p>7.65957446808511</text:p>
          </table:table-cell>
          <table:table-cell table:formula="of:=(SUM([.B226];[.D226];[.F226];[.H226])/SUM([.C226];[.E226];[.G226];[.I226]))" office:value-type="float" office:value="0.130555555555556" calcext:value-type="float">
            <text:p>0.130555555555556</text:p>
          </table:table-cell>
          <table:table-cell office:value-type="string" calcext:value-type="string">
            <text:p>pull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27];[.D227];[.F227];[.H227])/SUM([.C227];[.E227];[.G227];[.I227]))" office:value-type="float" office:value="7.12871287128713" calcext:value-type="float">
            <text:p>7.12871287128713</text:p>
          </table:table-cell>
          <table:table-cell table:formula="of:=(SUM([.B227];[.D227];[.F227];[.H227])/SUM([.C227];[.E227];[.G227];[.I227]))" office:value-type="float" office:value="0.140277777777778" calcext:value-type="float">
            <text:p>0.140277777777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28];[.D228];[.F228];[.H228])/SUM([.C228];[.E228];[.G228];[.I228]))" office:value-type="float" office:value="102.857142857143" calcext:value-type="float">
            <text:p>102.857142857143</text:p>
          </table:table-cell>
          <table:table-cell table:formula="of:=(SUM([.B228];[.D228];[.F228];[.H228])/SUM([.C228];[.E228];[.G228];[.I228]))" office:value-type="float" office:value="0.00972222222222222" calcext:value-type="float">
            <text:p>0.009722222222222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29];[.D229];[.F229];[.H229])/SUM([.C229];[.E229];[.G229];[.I229]))" office:value-type="float" office:value="18" calcext:value-type="float">
            <text:p>18</text:p>
          </table:table-cell>
          <table:table-cell table:formula="of:=(SUM([.B229];[.D229];[.F229];[.H229])/SUM([.C229];[.E229];[.G229];[.I229]))" office:value-type="float" office:value="0.0555555555555556" calcext:value-type="float">
            <text:p>0.05555555555555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230];[.D230];[.F230];[.H230])/SUM([.C230];[.E230];[.G230];[.I230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230];[.D230];[.F230];[.H230])/(SUM([.C230];[.E230];[.G230];[.I230])*(1-[.K225])))" office:value-type="float" office:value="10.1702127659574" calcext:value-type="float">
            <text:p>10.1702127659574</text:p>
          </table:table-cell>
          <table:table-cell table:number-columns-repeated="3"/>
          <table:table-cell office:value-type="string" calcext:value-type="string">
            <text:p>https://www.youtube.com/watch?v=AbLxi4VIr3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35:.K238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35];[.D235];[.F235];[.H235])/SUM([.C235];[.E235];[.G235];[.I235]))" office:value-type="float" office:value="10.5263157894737" calcext:value-type="float">
            <text:p>10.5263157894737</text:p>
          </table:table-cell>
          <table:table-cell table:formula="of:=(SUM([.B235];[.D235];[.F235];[.H235])/SUM([.C235];[.E235];[.G235];[.I235]))" office:value-type="float" office:value="0.095" calcext:value-type="float">
            <text:p>0.095</text:p>
          </table:table-cell>
          <table:table-cell office:value-type="string" calcext:value-type="string">
            <text:p>pull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36];[.D236];[.F236];[.H236])/SUM([.C236];[.E236];[.G236];[.I236]))" office:value-type="string" office:string-value="" calcext:value-type="error">
            <text:p>#DIV/0!</text:p>
          </table:table-cell>
          <table:table-cell table:formula="of:=(SUM([.B236];[.D236];[.F236];[.H236])/SUM([.C236];[.E236];[.G236];[.I236]))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37];[.D237];[.F237];[.H237])/SUM([.C237];[.E237];[.G237];[.I237]))" office:value-type="float" office:value="166.666666666667" calcext:value-type="float">
            <text:p>166.666666666667</text:p>
          </table:table-cell>
          <table:table-cell table:formula="of:=(SUM([.B237];[.D237];[.F237];[.H237])/SUM([.C237];[.E237];[.G237];[.I237]))" office:value-type="float" office:value="0.006" calcext:value-type="float">
            <text:p>0.0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38];[.D238];[.F238];[.H238])/SUM([.C238];[.E238];[.G238];[.I238]))" office:value-type="float" office:value="20.4081632653061" calcext:value-type="float">
            <text:p>20.4081632653061</text:p>
          </table:table-cell>
          <table:table-cell table:formula="of:=(SUM([.B238];[.D238];[.F238];[.H238])/SUM([.C238];[.E238];[.G238];[.I238]))" office:value-type="float" office:value="0.049" calcext:value-type="float">
            <text:p>0.0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39];[.D239];[.F239];[.H239])/SUM([.C239];[.E239];[.G239];[.I239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239];[.D239];[.F239];[.H239])/(SUM([.C239];[.E239];[.G239];[.I239])*0.666))" office:value-type="float" office:value="9.51428571428571" calcext:value-type="float">
            <text:p>9.51428571428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ttps://www.youtube.com/watch?v=yC8Sw8euGwE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44:.K247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44];[.D244];[.F244];[.H244])/SUM([.C244];[.E244];[.G244];[.I244]))" office:value-type="float" office:value="11.1111111111111" calcext:value-type="float">
            <text:p>11.1111111111111</text:p>
          </table:table-cell>
          <table:table-cell table:formula="of:=(SUM([.B244];[.D244];[.F244];[.H244])/SUM([.C244];[.E244];[.G244];[.I244]))" office:value-type="float" office:value="0.09" calcext:value-type="float">
            <text:p>0.09</text:p>
          </table:table-cell>
          <table:table-cell office:value-type="string" calcext:value-type="string">
            <text:p>pull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245];[.D245];[.F245];[.H245])/SUM([.C245];[.E245];[.G245];[.I245]))" office:value-type="string" office:string-value="" calcext:value-type="error">
            <text:p>#DIV/0!</text:p>
          </table:table-cell>
          <table:table-cell table:formula="of:=(SUM([.B245];[.D245];[.F245];[.H245])/SUM([.C245];[.E245];[.G245];[.I245]))" office:value-type="string" office:string-value="" calcext:value-type="error">
            <text:p>#DIV/0!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46];[.D246];[.F246];[.H246])/SUM([.C246];[.E246];[.G246];[.I246]))" office:value-type="float" office:value="136.363636363636" calcext:value-type="float">
            <text:p>136.363636363636</text:p>
          </table:table-cell>
          <table:table-cell table:formula="of:=(SUM([.B246];[.D246];[.F246];[.H246])/SUM([.C246];[.E246];[.G246];[.I246]))" office:value-type="float" office:value="0.00733333333333333" calcext:value-type="float">
            <text:p>0.00733333333333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47];[.D247];[.F247];[.H247])/SUM([.C247];[.E247];[.G247];[.I247]))" office:value-type="float" office:value="18.5185185185185" calcext:value-type="float">
            <text:p>18.5185185185185</text:p>
          </table:table-cell>
          <table:table-cell table:formula="of:=(SUM([.B247];[.D247];[.F247];[.H247])/SUM([.C247];[.E247];[.G247];[.I247]))" office:value-type="float" office:value="0.054" calcext:value-type="float">
            <text:p>0.0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248];[.D248];[.F248];[.H248])/SUM([.C248];[.E248];[.G248];[.I248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248];[.D248];[.F248];[.H248])/(SUM([.C248];[.E248];[.G248];[.I248])*0.666))" office:value-type="float" office:value="8.325" calcext:value-type="float">
            <text:p>8.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253:.K256])" office:value-type="float" office:value="0.175" calcext:value-type="float">
            <text:p>0.175</text:p>
          </table:table-cell>
          <table:table-cell office:value-type="string" calcext:value-type="string">
            <text:p>hit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3];[.D253];[.F253];[.H253])/SUM([.C253];[.E253];[.G253];[.I253]))" office:value-type="float" office:value="8.84955752212389" calcext:value-type="float">
            <text:p>8.84955752212389</text:p>
          </table:table-cell>
          <table:table-cell table:formula="of:=(SUM([.B253];[.D253];[.F253];[.H253])/SUM([.C253];[.E253];[.G253];[.I253]))" office:value-type="float" office:value="0.113" calcext:value-type="float">
            <text:p>0.113</text:p>
          </table:table-cell>
          <table:table-cell office:value-type="string" calcext:value-type="string">
            <text:p>pull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4];[.D254];[.F254];[.H254])/SUM([.C254];[.E254];[.G254];[.I254]))" office:value-type="string" office:string-value="" calcext:value-type="error">
            <text:p>#DIV/0!</text:p>
          </table:table-cell>
          <table:table-cell table:formula="of:=(SUM([.B254];[.D254];[.F254];[.H254])/SUM([.C254];[.E254];[.G254];[.I254])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5];[.D255];[.F255];[.H255])/SUM([.C255];[.E255];[.G255];[.I255]))" office:value-type="float" office:value="111.111111111111" calcext:value-type="float">
            <text:p>111.111111111111</text:p>
          </table:table-cell>
          <table:table-cell table:formula="of:=(SUM([.B255];[.D255];[.F255];[.H255])/SUM([.C255];[.E255];[.G255];[.I255]))" office:value-type="float" office:value="0.009" calcext:value-type="float">
            <text:p>0.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256];[.D256];[.F256];[.H256])/SUM([.C256];[.E256];[.G256];[.I256]))" office:value-type="float" office:value="18.8679245283019" calcext:value-type="float">
            <text:p>18.8679245283019</text:p>
          </table:table-cell>
          <table:table-cell table:formula="of:=(SUM([.B256];[.D256];[.F256];[.H256])/SUM([.C256];[.E256];[.G256];[.I256]))" office:value-type="float" office:value="0.053" calcext:value-type="float">
            <text:p>0.0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9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9"/>
        </table:table-row>
        <table:table-row table:style-name="ro1" table:number-rows-repeated="10483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8" table:default-cell-style-name="ce11"/>
        <table:table-column table:style-name="co16" table:number-columns-repeated="2" table:default-cell-style-name="ce11"/>
        <table:table-column table:style-name="co8" table:default-cell-style-name="ce11"/>
        <table:table-column table:style-name="co17" table:default-cell-style-name="ce11"/>
        <table:table-column table:style-name="co18" table:default-cell-style-name="ce11"/>
        <table:table-column table:style-name="co8" table:number-columns-repeated="28" table:default-cell-style-name="ce11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4" office:value-type="string" calcext:value-type="string">
            <text:p>holo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588" calcext:value-type="float">
            <text:p>588</text:p>
          </table:table-cell>
          <table:table-cell table:style-name="ce4" table:formula="of:=1/([.O13]/[.P13])" office:value-type="float" office:value="9.63934426229508" calcext:value-type="float">
            <text:p>9.63934426229508</text:p>
          </table:table-cell>
          <table:table-cell table:style-name="ce4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4" office:value-type="string" calcext:value-type="string">
            <text:p>F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4"/>
          <table:table-cell table:style-name="ce9"/>
          <table:table-cell table:style-name="ce4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4" office:value-type="float" office:value="608" calcext:value-type="float">
            <text:p>608</text:p>
          </table:table-cell>
          <table:table-cell table:style-name="ce4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4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4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13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12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12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19" table:default-cell-style-name="Default"/>
        <table:table-column table:style-name="co20" table:default-cell-style-name="Default"/>
        <table:table-column table:style-name="co8" table:number-columns-repeated="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break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hol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number-columns-repeated="6"/>
          <table:table-cell table:style-name="ce4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10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ombined EX</text:p>
          </table:table-cell>
          <table:table-cell table:style-name="ce4" table:formula="of:=[.B11]+[.B10]" office:value-type="float" office:value="81" calcext:value-type="float">
            <text:p>81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[.D11]+[.D10]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Gold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+49" office:value-type="float" office:value="61" calcext:value-type="float">
            <text:p>6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12" calcext:value-type="float">
            <text:p>71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4"/>
          <table:table-cell table:style-name="ce4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4"/>
          <table:table-cell table:style-name="ce4" office:value-type="string" calcext:value-type="string">
            <text:p>https://cardzard.com/blogs/news/xy-evolutions-etb-pull-rates</text:p>
          </table:table-cell>
          <table:table-cell table:style-name="ce4" table:number-columns-repeated="2"/>
          <table:table-cell table:style-name="ce4" office:value-type="string" calcext:value-type="string">
            <text:p>https://docs.google.com/spreadsheets/d/1Qct7IOTe7W1CamyYBwKgImGBituap8QwnuFJ7xl1m9E/edit#gid=0</text:p>
          </table:table-cell>
          <table:table-cell table:style-name="ce4" table:number-columns-repeated="5"/>
          <table:table-cell table:number-columns-repeated="9"/>
        </table:table-row>
        <table:table-row table:style-name="ro1">
          <table:table-cell table:style-name="ce4" table:number-columns-repeated="10"/>
          <table:table-cell table:number-columns-repeated="9"/>
        </table:table-row>
        <table:table-row table:style-name="ro1">
          <table:table-cell table:style-name="ce4" office:value-type="string" calcext:value-type="string">
            <text:p>proof of multiple secrets per pack being possible</text:p>
          </table:table-cell>
          <table:table-cell table:style-name="ce4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8+14+13+12+10+8" office:value-type="float" office:value="75" calcext:value-type="float">
            <text:p>75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Mega EX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12" calcext:value-type="float">
            <text:p>712</text:p>
          </table:table-cell>
          <table:table-cell table:style-name="ce4" table:formula="of:=125-[.D22]" office:value-type="float" office:value="50" calcext:value-type="float">
            <text:p>50</text:p>
          </table:table-cell>
          <table:table-cell table:style-name="ce4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4" office:value-type="float" office:value="41" calcext:value-type="float">
            <text:p>41</text:p>
          </table:table-cell>
          <table:table-cell table:style-name="ce4" table:formula="of:=712-31" office:value-type="float" office:value="681" calcext:value-type="float">
            <text:p>681</text:p>
          </table:table-cell>
          <table:table-cell table:style-name="ce4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4" table:number-columns-repeated="4"/>
          <table:table-cell table:style-name="ce7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<text:s/>this may be the same slot, need more data from other packs which I may not get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4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4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3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" office:value-type="string" calcext:value-type="string">
            <text:p>Legendary Treasures:</text:p>
          </table:table-cell>
          <table:table-cell table:style-name="ce4" table:number-columns-repeated="9"/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hol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gold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main ex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ex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>
            <text:p>RC F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7" table:number-columns-repeated="3" table:default-cell-style-name="Default"/>
        <table:table-column table:style-name="co2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9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4" table:number-columns-repeated="10"/>
          <table:table-cell table:number-columns-repeated="20"/>
        </table:table-row>
        <table:table-row table:style-name="ro1">
          <table:table-cell table:style-name="ce4" office:value-type="string" calcext:value-type="string">
            <text:p>Rarity</text:p>
          </table:table-cell>
          <table:table-cell table:style-name="ce4" office:value-type="string" calcext:value-type="string">
            <text:p>pulled 1</text:p>
          </table:table-cell>
          <table:table-cell table:style-name="ce4" office:value-type="string" calcext:value-type="string">
            <text:p>packs opened 1</text:p>
          </table:table-cell>
          <table:table-cell table:style-name="ce4" office:value-type="string" calcext:value-type="string">
            <text:p>pulled 2</text:p>
          </table:table-cell>
          <table:table-cell table:style-name="ce4" office:value-type="string" calcext:value-type="string">
            <text:p>packs opened 2</text:p>
          </table:table-cell>
          <table:table-cell table:style-name="ce4" office:value-type="string" calcext:value-type="string">
            <text:p>Pulled 3</text:p>
          </table:table-cell>
          <table:table-cell table:style-name="ce4" office:value-type="string" calcext:value-type="string">
            <text:p>packs opened 3</text:p>
          </table:table-cell>
          <table:table-cell table:style-name="ce4" office:value-type="string" calcext:value-type="string">
            <text:p>Pulled 4</text:p>
          </table:table-cell>
          <table:table-cell table:style-name="ce4" office:value-type="string" calcext:value-type="string">
            <text:p>packs opened 4</text:p>
          </table:table-cell>
          <table:table-cell table:style-name="ce4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EX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primal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secret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FA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table:number-columns-repeated="6"/>
          <table:table-cell table:style-name="ce4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6"/>
          <table:table-cell table:style-name="ce4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misc data collection'.A17:'misc data collection'.K45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8:23:44.5171803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1-07T01:59:24.509485218</dc:date>
    <meta:editing-duration>P7DT3H52M2S</meta:editing-duration>
    <meta:editing-cycles>38</meta:editing-cycles>
    <meta:generator>LibreOffice/7.2.3.2$Linux_X86_64 LibreOffice_project/20$Build-2</meta:generator>
    <meta:document-statistic meta:table-count="8" meta:cell-count="5680" meta:object-count="0"/>
  </office:meta>
</office:document-meta>
</file>